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sv" fo:country="SE" officeooo:rsid="00112d7b" officeooo:paragraph-rsid="00112d7b"/>
    </style:style>
    <style:style style:name="P2" style:family="paragraph" style:parent-style-name="Standard">
      <style:text-properties officeooo:paragraph-rsid="001140bc"/>
    </style:style>
    <style:style style:name="P3" style:family="paragraph" style:parent-style-name="Heading_20_1">
      <style:text-properties fo:language="sv" fo:country="SE"/>
    </style:style>
    <style:style style:name="T1" style:family="text">
      <style:text-properties officeooo:rsid="001140bc"/>
    </style:style>
    <style:style style:name="T2" style:family="text">
      <style:text-properties fo:language="sv" fo:country="SE" officeooo:rsid="001140bc"/>
    </style:style>
    <style:style style:name="T3" style:family="text">
      <style:text-properties fo:language="sv" fo:country="SE" officeooo:rsid="0012f2f0"/>
    </style:style>
    <style:style style:name="T4" style:family="text">
      <style:text-properties officeooo:rsid="0012f2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Korsvalidering: slutgiltig modell</text:h>
      <text:p text:style-name="P1">Säg att ni har två olika modeller (tex linjär regression med två olika antal förklarande variabler) och ett dataset. Då kan korsvalidering användas för att avgöra vilken modell som troligen kommer att fungera bäst på ny liknande data (testdata). Med ”modell” <text:span text:style-name="T4">menar vi</text:span> <text:span text:style-name="T4">typen, den </text:span>övergripande strukturen, eller att modellerna <text:span text:style-name="T4">är av samma typ men</text:span> har olika hyperparametrar. I detta fall är hyperparametern antalet förklarande variabler. <text:span text:style-name="T4">Med ”modell” menar vi inte här ”specifika parameterskattningar för ett visst dataset för en modell”.</text:span></text:p>
      <text:p text:style-name="P1"/>
      <text:p text:style-name="P1">Efter att ha <text:span text:style-name="T1">gjort korsvalidering så visar det sig att den ena modellen har lägre genomsnittligt korsvalideringsfel, då väljer vi den som vår slutgiltiga modell. </text:span></text:p>
      <text:p text:style-name="P1"/>
      <text:p text:style-name="P2"><text:span text:style-name="T2">Notera att i korsvalidering så skattade vi den modellen k olika gånger och har k olika uppsättningar med parameterskattningar för den modellen. Dessa kommer vi inte använda vidare efter att vi har valt den modell med lägst genomsnittligt <text:s/>korsvalideringsfel. Istället så skattar vi om modellen som vi valde på all träningsdata, och detta blir vår slutgiltiga modell som vi använder vid prediktioner eller inferens. </text:span><text:span text:style-name="T3">Vi kan även använda den för att skatta generaliseringsfel på testdat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6T10:06:59.875253918</meta:creation-date>
    <dc:date>2024-08-15T13:15:29.266424637</dc:date>
    <meta:editing-duration>PT6M36S</meta:editing-duration>
    <meta:editing-cycles>4</meta:editing-cycles>
    <meta:generator>LibreOffice/7.3.7.2$Linux_X86_64 LibreOffice_project/30$Build-2</meta:generator>
    <meta:document-statistic meta:table-count="0" meta:image-count="0" meta:object-count="0" meta:page-count="1" meta:paragraph-count="4" meta:word-count="184" meta:character-count="1216" meta:non-whitespace-character-count="1033"/>
  </office:meta>
</office:document-meta>
</file>